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56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table:number-columns-repeated="2"/>
          <table:table-cell table:number-columns-repeated="3"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storys</text:p>
          </table:table-cell>
          <table:table-cell table:number-columns-repeated="4"/>
          <table:table-cell table:style-name="ce3" office:value-type="string" calcext:value-type="string">
            <text:p>prio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who</text:p>
          </table:table-cell>
          <table:table-cell table:style-name="ce3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costumer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see all produc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K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costumer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see more info about a produc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costumer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add to ca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costumer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see content of my ca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costumer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have checkout/buy pa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costumer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get a confirmation of my purchas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costumer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see more pictures of the product</text:p>
          </table:table-cell>
          <table:table-cell table:style-name="ce3" office:value-type="string" calcext:value-type="string">
            <text:p>VG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costumer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see colorvariants of the produc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be able to log in</text:p>
          </table:table-cell>
          <table:table-cell table:style-name="ce3" office:value-type="string" calcext:value-type="string">
            <text:p>VG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add new admin</text:p>
          </table:table-cell>
          <table:table-cell table:style-name="ce3" office:value-type="string" calcext:value-type="string">
            <text:p>VG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remove admin</text:p>
          </table:table-cell>
          <table:table-cell table:style-name="ce3" office:value-type="string" calcext:value-type="string">
            <text:p>VG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see all produc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add produc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alter product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see all order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see detail on a or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s a </text:p>
          </table:table-cell>
          <table:table-cell table:style-name="ce1" office:value-type="string" calcext:value-type="string">
            <text:p>site owner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have a databa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site owner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have data in databa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5"/>
        </table:table-row>
        <table:table-row table:style-name="ro1" table:number-rows-repeated="981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" meta:object-count="0"/>
    <meta:generator>LibreOfficeDev/6.0.5.2$Linux_X86_64 LibreOffice_project/</meta:generator>
  </office:meta>
</office:document-meta>
</file>